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office:font-face-decls>
  <office:automatic-styles>
    <style:style style:family="paragraph" style:name="aa00777" style:parent-style-name="Normal">
      <style:paragraph-properties fo:line-height="100%" fo:margin-bottom="0.0mm"/>
    </style:style>
    <style:style style:family="table-cell" style:name="afbf0b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22cc8" style:parent-style-name="Normal">
      <style:paragraph-properties fo:line-height="100%" fo:margin-bottom="0.0mm"/>
    </style:style>
    <style:style style:family="paragraph" style:name="a68efc8" style:parent-style-name="Normal">
      <style:paragraph-properties fo:line-height="100%" fo:margin-bottom="0.0mm"/>
    </style:style>
    <style:style style:family="table-cell" style:name="af1698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eb05d" style:parent-style-name="Normal">
      <style:paragraph-properties fo:line-height="100%" fo:margin-bottom="0.0mm"/>
    </style:style>
    <style:style style:family="table-cell" style:name="af384a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1cc6c" style:parent-style-name="Normal">
      <style:paragraph-properties fo:line-height="100%" fo:margin-bottom="0.0mm"/>
    </style:style>
    <style:style style:family="table-cell" style:name="a0e8e6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ef49d" style:parent-style-name="Normal">
      <style:paragraph-properties fo:line-height="100%" fo:margin-bottom="0.0mm"/>
    </style:style>
    <style:style style:family="table-cell" style:name="a859e5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47ff1" style:parent-style-name="Normal">
      <style:paragraph-properties fo:line-height="100%" fo:margin-bottom="0.0mm"/>
    </style:style>
    <style:style style:family="table-cell" style:name="a35c78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d5aa3" style:parent-style-name="Normal">
      <style:paragraph-properties fo:line-height="100%" fo:margin-bottom="0.0mm"/>
    </style:style>
    <style:style style:family="table-cell" style:name="a033e8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afb3b" style:parent-style-name="Normal">
      <style:paragraph-properties fo:line-height="100%" fo:margin-bottom="0.0mm"/>
    </style:style>
    <style:style style:family="table-cell" style:name="a2606e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4ec41" style:parent-style-name="Normal">
      <style:paragraph-properties fo:line-height="100%" fo:margin-bottom="0.0mm"/>
    </style:style>
    <style:style style:family="table-cell" style:name="addc26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96bff" style:parent-style-name="Normal">
      <style:paragraph-properties fo:line-height="100%" fo:margin-bottom="0.0mm"/>
    </style:style>
    <style:style style:family="table-cell" style:name="a0ead5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2e335" style:parent-style-name="Normal">
      <style:paragraph-properties fo:line-height="100%" fo:margin-bottom="0.0mm"/>
    </style:style>
    <style:style style:family="table-cell" style:name="a0bb14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4beb2" style:parent-style-name="Normal">
      <style:paragraph-properties fo:line-height="100%" fo:margin-bottom="0.0mm"/>
    </style:style>
    <style:style style:family="table-cell" style:name="afc006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6cf3f" style:parent-style-name="Normal">
      <style:paragraph-properties fo:line-height="100%" fo:margin-bottom="0.0mm"/>
    </style:style>
    <style:style style:family="table-cell" style:name="aeb204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bf643" style:parent-style-name="Normal">
      <style:paragraph-properties fo:line-height="100%" fo:margin-bottom="0.0mm"/>
    </style:style>
    <style:style style:family="table-cell" style:name="a61eda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ed50a" style:parent-style-name="Normal">
      <style:paragraph-properties fo:line-height="100%" fo:margin-bottom="0.0mm"/>
    </style:style>
    <style:style style:family="table-cell" style:name="a0b2e4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8afab" style:parent-style-name="Normal">
      <style:paragraph-properties fo:line-height="100%" fo:margin-bottom="0.0mm"/>
    </style:style>
    <style:style style:family="table-cell" style:name="a3000d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afbdd" style:parent-style-name="Normal">
      <style:paragraph-properties fo:line-height="100%" fo:margin-bottom="0.0mm"/>
    </style:style>
    <style:style style:family="table-cell" style:name="a051e5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e674a" style:parent-style-name="Normal">
      <style:paragraph-properties fo:line-height="100%" fo:margin-bottom="0.0mm"/>
    </style:style>
    <style:style style:family="table-cell" style:name="abab3c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1c024" style:parent-style-name="Normal">
      <style:paragraph-properties fo:line-height="100%" fo:margin-bottom="0.0mm"/>
    </style:style>
    <style:style style:family="table-cell" style:name="adad63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b5613" style:parent-style-name="Normal">
      <style:paragraph-properties fo:line-height="100%" fo:margin-bottom="0.0mm"/>
    </style:style>
    <style:style style:family="table-cell" style:name="abf7d8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760c1" style:parent-style-name="Normal">
      <style:paragraph-properties fo:line-height="100%" fo:margin-bottom="0.0mm"/>
    </style:style>
    <style:style style:family="table-cell" style:name="a35c7a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0fc8d" style:parent-style-name="Normal">
      <style:paragraph-properties fo:line-height="100%" fo:margin-bottom="0.0mm"/>
    </style:style>
    <style:style style:family="table-cell" style:name="ada469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89d38" style:parent-style-name="Normal">
      <style:paragraph-properties fo:line-height="100%" fo:margin-bottom="0.0mm"/>
    </style:style>
    <style:style style:family="table-cell" style:name="a5e895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5b19a" style:parent-style-name="Normal">
      <style:paragraph-properties fo:line-height="100%" fo:margin-bottom="0.0mm"/>
    </style:style>
    <style:style style:family="table-cell" style:name="aec28b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0da9e" style:parent-style-name="Normal">
      <style:paragraph-properties fo:line-height="100%" fo:margin-bottom="0.0mm"/>
    </style:style>
    <style:style style:family="table-cell" style:name="adaa6b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3cb1e" style:parent-style-name="Normal">
      <style:paragraph-properties fo:line-height="100%" fo:margin-bottom="0.0mm"/>
    </style:style>
    <style:style style:family="table-cell" style:name="a349fe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2e564" style:parent-style-name="Normal">
      <style:paragraph-properties fo:line-height="100%" fo:margin-bottom="0.0mm"/>
    </style:style>
    <style:style style:family="table-cell" style:name="a4b6bc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63664" style:parent-style-name="Normal">
      <style:paragraph-properties fo:line-height="100%" fo:margin-bottom="0.0mm"/>
    </style:style>
    <style:style style:family="table-cell" style:name="a37928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2c5e8" style:parent-style-name="Normal">
      <style:paragraph-properties fo:line-height="100%" fo:margin-bottom="0.0mm"/>
    </style:style>
    <style:style style:family="table-cell" style:name="a6db34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5965d" style:parent-style-name="Normal">
      <style:paragraph-properties fo:line-height="100%" fo:margin-bottom="0.0mm"/>
    </style:style>
    <style:style style:family="table-cell" style:name="afbd76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e5dde" style:parent-style-name="Normal">
      <style:paragraph-properties fo:line-height="100%" fo:margin-bottom="0.0mm"/>
    </style:style>
    <style:style style:family="table-cell" style:name="af7fd7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43db6" style:parent-style-name="Normal">
      <style:paragraph-properties fo:line-height="100%" fo:margin-bottom="0.0mm"/>
    </style:style>
    <style:style style:family="table-cell" style:name="ab71e3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9c483" style:parent-style-name="Normal">
      <style:paragraph-properties fo:line-height="100%" fo:margin-bottom="0.0mm"/>
    </style:style>
    <style:style style:family="table-cell" style:name="a8954a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a9aa6" style:parent-style-name="Normal">
      <style:paragraph-properties fo:line-height="100%" fo:margin-bottom="0.0mm"/>
    </style:style>
    <style:style style:family="table-cell" style:name="a9d622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397a3" style:parent-style-name="Normal">
      <style:paragraph-properties fo:line-height="100%" fo:margin-bottom="0.0mm"/>
    </style:style>
    <style:style style:family="table-cell" style:name="ae8c69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0eaab" style:parent-style-name="Normal">
      <style:paragraph-properties fo:line-height="100%" fo:margin-bottom="0.0mm"/>
    </style:style>
    <style:style style:family="table-cell" style:name="a434b5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cb770" style:parent-style-name="Normal">
      <style:paragraph-properties fo:line-height="100%" fo:margin-bottom="0.0mm"/>
    </style:style>
    <style:style style:family="table-cell" style:name="a7a77d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64bfd" style:parent-style-name="Normal">
      <style:paragraph-properties fo:line-height="100%" fo:margin-bottom="0.0mm"/>
    </style:style>
    <style:style style:family="table-cell" style:name="ad4259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e2327" style:parent-style-name="Normal">
      <style:paragraph-properties fo:line-height="100%" fo:margin-bottom="0.0mm"/>
    </style:style>
    <style:style style:family="table-cell" style:name="a0c97a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082e0" style:parent-style-name="Normal">
      <style:paragraph-properties fo:line-height="100%" fo:margin-bottom="0.0mm"/>
    </style:style>
    <style:style style:family="table-cell" style:name="a4552f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eec81" style:parent-style-name="Normal">
      <style:paragraph-properties fo:line-height="100%" fo:margin-bottom="0.0mm"/>
    </style:style>
    <style:style style:family="table-cell" style:name="af3b9e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308c1" style:parent-style-name="Normal">
      <style:paragraph-properties fo:line-height="100%" fo:margin-bottom="0.0mm"/>
    </style:style>
    <style:style style:family="table-cell" style:name="ab25ec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b7802" style:parent-style-name="Normal">
      <style:paragraph-properties fo:line-height="100%" fo:margin-bottom="0.0mm"/>
    </style:style>
    <style:style style:family="table-cell" style:name="adb5da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73b25" style:parent-style-name="Normal">
      <style:paragraph-properties fo:line-height="100%" fo:margin-bottom="0.0mm"/>
    </style:style>
    <style:style style:family="table-cell" style:name="a2618d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68007" style:parent-style-name="Normal">
      <style:paragraph-properties fo:line-height="100%" fo:margin-bottom="0.0mm"/>
    </style:style>
    <style:style style:family="table-cell" style:name="ab4a5e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2c061" style:parent-style-name="Normal">
      <style:paragraph-properties fo:line-height="100%" fo:margin-bottom="0.0mm"/>
    </style:style>
    <style:style style:family="table-cell" style:name="a465d6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b90ab" style:parent-style-name="Normal">
      <style:paragraph-properties fo:line-height="100%" fo:margin-bottom="0.0mm"/>
    </style:style>
    <style:style style:family="table-cell" style:name="aca8a5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4782e" style:parent-style-name="Normal">
      <style:paragraph-properties fo:line-height="100%" fo:margin-bottom="0.0mm"/>
    </style:style>
    <style:style style:family="table-cell" style:name="aa170a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1f281" style:parent-style-name="Normal">
      <style:paragraph-properties fo:line-height="100%" fo:margin-bottom="0.0mm"/>
    </style:style>
    <style:style style:family="table-cell" style:name="a38072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38e02" style:parent-style-name="Normal">
      <style:paragraph-properties fo:line-height="100%" fo:margin-bottom="0.0mm"/>
    </style:style>
    <style:style style:family="table-cell" style:name="abd135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e3a17" style:parent-style-name="Normal">
      <style:paragraph-properties fo:line-height="100%" fo:margin-bottom="0.0mm"/>
    </style:style>
    <style:style style:family="table-cell" style:name="aca105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78341" style:parent-style-name="Normal">
      <style:paragraph-properties fo:line-height="100%" fo:margin-bottom="0.0mm"/>
    </style:style>
    <style:style style:family="table-cell" style:name="a80b71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7f24e" style:parent-style-name="Normal">
      <style:paragraph-properties fo:line-height="100%" fo:margin-bottom="0.0mm"/>
    </style:style>
    <style:style style:family="table-cell" style:name="abc4fa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34738" style:parent-style-name="Normal">
      <style:paragraph-properties fo:line-height="100%" fo:margin-bottom="0.0mm"/>
    </style:style>
    <style:style style:family="table-cell" style:name="a25777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8177b" style:parent-style-name="Normal">
      <style:paragraph-properties fo:line-height="100%" fo:margin-bottom="0.0mm"/>
    </style:style>
    <style:style style:family="table-cell" style:name="abcf34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8b2ea" style:parent-style-name="Normal">
      <style:paragraph-properties fo:line-height="100%" fo:margin-bottom="0.0mm"/>
    </style:style>
    <style:style style:family="table-cell" style:name="a7fbf1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c595d" style:parent-style-name="Normal">
      <style:paragraph-properties fo:line-height="100%" fo:margin-bottom="0.0mm"/>
    </style:style>
    <style:style style:family="table-cell" style:name="a3911f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cfeb0" style:parent-style-name="Normal">
      <style:paragraph-properties fo:line-height="100%" fo:margin-bottom="0.0mm"/>
    </style:style>
    <style:style style:family="table-cell" style:name="a37bd2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a59ec" style:parent-style-name="Normal">
      <style:paragraph-properties fo:line-height="100%" fo:margin-bottom="0.0mm"/>
    </style:style>
    <style:style style:family="table-cell" style:name="a206c3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207a5" style:parent-style-name="Normal">
      <style:paragraph-properties fo:line-height="100%" fo:margin-bottom="0.0mm"/>
    </style:style>
    <style:style style:family="table-cell" style:name="a5f132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55edd" style:parent-style-name="Normal">
      <style:paragraph-properties fo:line-height="100%" fo:margin-bottom="0.0mm"/>
    </style:style>
    <style:style style:family="table-cell" style:name="a148f6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b7ae3" style:parent-style-name="Normal">
      <style:paragraph-properties fo:line-height="100%" fo:margin-bottom="0.0mm"/>
    </style:style>
    <style:style style:family="table-cell" style:name="ac35f3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82c19" style:parent-style-name="Normal">
      <style:paragraph-properties fo:line-height="100%" fo:margin-bottom="0.0mm"/>
    </style:style>
    <style:style style:family="table-cell" style:name="a54a17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23c93" style:parent-style-name="Normal">
      <style:paragraph-properties fo:line-height="100%" fo:margin-bottom="0.0mm"/>
    </style:style>
    <style:style style:family="table-cell" style:name="a668a3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bfce9" style:parent-style-name="Normal">
      <style:paragraph-properties fo:line-height="100%" fo:margin-bottom="0.0mm"/>
    </style:style>
    <style:style style:family="table-cell" style:name="aac5a8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ba0c5" style:parent-style-name="Normal">
      <style:paragraph-properties fo:line-height="100%" fo:margin-bottom="0.0mm"/>
    </style:style>
    <style:style style:family="table-cell" style:name="aa6ff1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4d1fb" style:parent-style-name="Normal">
      <style:paragraph-properties fo:line-height="100%" fo:margin-bottom="0.0mm"/>
    </style:style>
    <style:style style:family="table-cell" style:name="a39f33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54c27" style:parent-style-name="Normal">
      <style:paragraph-properties fo:line-height="100%" fo:margin-bottom="0.0mm"/>
    </style:style>
    <style:style style:family="table-cell" style:name="adb313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28a3d" style:parent-style-name="Normal">
      <style:paragraph-properties fo:line-height="100%" fo:margin-bottom="0.0mm"/>
    </style:style>
    <style:style style:family="table-cell" style:name="a040d1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9d277" style:parent-style-name="Normal">
      <style:paragraph-properties fo:line-height="100%" fo:margin-bottom="0.0mm"/>
    </style:style>
    <style:style style:family="table-cell" style:name="a75186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57c7e" style:parent-style-name="Normal">
      <style:paragraph-properties fo:line-height="100%" fo:margin-bottom="0.0mm"/>
    </style:style>
    <style:style style:family="table-cell" style:name="a15db5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d68da" style:parent-style-name="Normal">
      <style:paragraph-properties fo:line-height="100%" fo:margin-bottom="0.0mm"/>
    </style:style>
    <style:style style:family="table-cell" style:name="a2b87f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c87e6" style:parent-style-name="Normal">
      <style:paragraph-properties fo:line-height="100%" fo:margin-bottom="0.0mm"/>
    </style:style>
    <style:style style:family="table-cell" style:name="a2d122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541f2" style:parent-style-name="Normal">
      <style:paragraph-properties fo:line-height="100%" fo:margin-bottom="0.0mm"/>
    </style:style>
    <style:style style:family="table-cell" style:name="a28879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1d139" style:parent-style-name="Normal">
      <style:paragraph-properties fo:line-height="100%" fo:margin-bottom="0.0mm"/>
    </style:style>
    <style:style style:family="table-cell" style:name="af261b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769d4" style:parent-style-name="Normal">
      <style:paragraph-properties fo:line-height="100%" fo:margin-bottom="0.0mm"/>
    </style:style>
    <style:style style:family="table-cell" style:name="ad5129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2a2ed" style:parent-style-name="Normal">
      <style:paragraph-properties fo:line-height="100%" fo:margin-bottom="0.0mm"/>
    </style:style>
    <style:style style:family="table-cell" style:name="a3a847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437bc" style:parent-style-name="Normal">
      <style:paragraph-properties fo:line-height="100%" fo:margin-bottom="0.0mm"/>
    </style:style>
    <style:style style:family="table-cell" style:name="a8be58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e2615" style:parent-style-name="Normal">
      <style:paragraph-properties fo:line-height="100%" fo:margin-bottom="0.0mm"/>
    </style:style>
    <style:style style:family="table-cell" style:name="aeb249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5aba4" style:parent-style-name="Normal">
      <style:paragraph-properties fo:line-height="100%" fo:margin-bottom="0.0mm"/>
    </style:style>
    <style:style style:family="table-cell" style:name="a463e7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dea0e" style:parent-style-name="Normal">
      <style:paragraph-properties fo:line-height="100%" fo:margin-bottom="0.0mm"/>
    </style:style>
    <style:style style:family="table-cell" style:name="ad420aa">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644d97">
      <style:table-column-properties style:rel-column-width="10*"/>
    </style:style>
    <style:style style:family="table" style:name="a36b697">
      <style:table-properties fo:margin-left="0.0mm" style:width="5.018cm" table:align="left"/>
    </style:style>
    <style:style style:family="table-cell" style:name="a1a710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af45c" style:parent-style-name="Normal">
      <style:paragraph-properties fo:line-height="100%" fo:margin-bottom="0.0mm"/>
    </style:style>
    <style:style style:family="table-cell" style:name="a5c64e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f9b92" style:parent-style-name="Normal">
      <style:paragraph-properties fo:line-height="100%" fo:margin-bottom="0.0mm"/>
    </style:style>
    <style:style style:family="paragraph" style:name="a853760" style:parent-style-name="Normal">
      <style:paragraph-properties fo:line-height="100%" fo:margin-bottom="0.0mm"/>
    </style:style>
    <style:style style:family="table-cell" style:name="abb4b4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19d30" style:parent-style-name="Normal">
      <style:paragraph-properties fo:line-height="100%" fo:margin-bottom="0.0mm"/>
    </style:style>
    <style:style style:family="table-cell" style:name="a436db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0ebbd" style:parent-style-name="Normal">
      <style:paragraph-properties fo:line-height="100%" fo:margin-bottom="0.0mm"/>
    </style:style>
    <style:style style:family="table-cell" style:name="a1d043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a6f0b" style:parent-style-name="Normal">
      <style:paragraph-properties fo:line-height="100%" fo:margin-bottom="0.0mm"/>
    </style:style>
    <style:style style:family="table-cell" style:name="a7769b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7ce0c" style:parent-style-name="Normal">
      <style:paragraph-properties fo:line-height="100%" fo:margin-bottom="0.0mm"/>
      <style:text-properties fo:font-weight="bold" style:font-weight-asian="bold"/>
    </style:style>
    <style:style style:family="table-cell" style:name="ad52af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fe2cc" style:parent-style-name="Normal">
      <style:paragraph-properties fo:line-height="100%" fo:margin-bottom="0.0mm"/>
    </style:style>
    <style:style style:family="table-cell" style:name="a2143b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f6b45" style:parent-style-name="Normal">
      <style:paragraph-properties fo:line-height="100%" fo:margin-bottom="0.0mm"/>
    </style:style>
    <style:style style:family="table-cell" style:name="a54ae0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982de" style:parent-style-name="Normal">
      <style:paragraph-properties fo:line-height="100%" fo:margin-bottom="0.0mm"/>
    </style:style>
    <style:style style:family="table-cell" style:name="a82799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02bfb" style:parent-style-name="Normal">
      <style:paragraph-properties fo:line-height="100%" fo:margin-bottom="0.0mm"/>
      <style:text-properties fo:font-weight="bold" style:font-weight-asian="bold"/>
    </style:style>
    <style:style style:family="table-cell" style:name="a8cd6e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09402" style:parent-style-name="Normal">
      <style:paragraph-properties fo:line-height="100%" fo:margin-bottom="0.0mm"/>
    </style:style>
    <style:style style:family="table-cell" style:name="a24e27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66bc9" style:parent-style-name="Normal">
      <style:paragraph-properties fo:line-height="100%" fo:margin-bottom="0.0mm"/>
    </style:style>
    <style:style style:family="table-cell" style:name="a6eca9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0e95f" style:parent-style-name="Normal">
      <style:paragraph-properties fo:line-height="100%" fo:margin-bottom="0.0mm"/>
    </style:style>
    <style:style style:family="table-cell" style:name="a4561f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a0f83" style:parent-style-name="Normal">
      <style:paragraph-properties fo:line-height="100%" fo:margin-bottom="0.0mm"/>
      <style:text-properties fo:font-weight="bold" style:font-weight-asian="bold"/>
    </style:style>
    <style:style style:family="table-cell" style:name="aa098a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0ea5d" style:parent-style-name="Normal">
      <style:paragraph-properties fo:line-height="100%" fo:margin-bottom="0.0mm"/>
    </style:style>
    <style:style style:family="table-cell" style:name="abae42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8d03b" style:parent-style-name="Normal">
      <style:paragraph-properties fo:line-height="100%" fo:margin-bottom="0.0mm"/>
    </style:style>
    <style:style style:family="table-cell" style:name="acf9df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5a059" style:parent-style-name="Normal">
      <style:paragraph-properties fo:line-height="100%" fo:margin-bottom="0.0mm"/>
    </style:style>
    <style:style style:family="table-cell" style:name="a71091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6b119" style:parent-style-name="Normal">
      <style:paragraph-properties fo:line-height="100%" fo:margin-bottom="0.0mm"/>
      <style:text-properties fo:font-weight="bold" style:font-weight-asian="bold"/>
    </style:style>
    <style:style style:family="table-cell" style:name="aad42a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ae218" style:parent-style-name="Normal">
      <style:paragraph-properties fo:line-height="100%" fo:margin-bottom="0.0mm"/>
    </style:style>
    <style:style style:family="table-cell" style:name="a5f261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75601" style:parent-style-name="Normal">
      <style:paragraph-properties fo:line-height="100%" fo:margin-bottom="0.0mm"/>
    </style:style>
    <style:style style:family="table-cell" style:name="ae0577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2f31f" style:parent-style-name="Normal">
      <style:paragraph-properties fo:line-height="100%" fo:margin-bottom="0.0mm"/>
    </style:style>
    <style:style style:family="table-cell" style:name="acd818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a3105" style:parent-style-name="Normal">
      <style:paragraph-properties fo:line-height="100%" fo:margin-bottom="0.0mm"/>
      <style:text-properties fo:font-weight="bold" style:font-weight-asian="bold"/>
    </style:style>
    <style:style style:family="table-cell" style:name="a0a9a3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42cc8" style:parent-style-name="Normal">
      <style:paragraph-properties fo:line-height="100%" fo:margin-bottom="0.0mm"/>
    </style:style>
    <style:style style:family="table-cell" style:name="abbf08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2bcab" style:parent-style-name="Normal">
      <style:paragraph-properties fo:line-height="100%" fo:margin-bottom="0.0mm"/>
    </style:style>
    <style:style style:family="table-cell" style:name="a6f25e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68736" style:parent-style-name="Normal">
      <style:paragraph-properties fo:line-height="100%" fo:margin-bottom="0.0mm"/>
    </style:style>
    <style:style style:family="table-cell" style:name="a563bb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d3909" style:parent-style-name="Normal">
      <style:paragraph-properties fo:line-height="100%" fo:margin-bottom="0.0mm"/>
    </style:style>
    <style:style style:family="table-cell" style:name="acbd5b8">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b6180b">
      <style:table-column-properties style:rel-column-width="20*"/>
    </style:style>
    <style:style style:family="table" style:name="a93f155">
      <style:table-properties fo:margin-left="0.0mm" style:width="5.009cm" table:align="left"/>
    </style:style>
    <style:style style:family="table-cell" style:name="adfa1a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4dfd7" style:parent-style-name="Normal">
      <style:paragraph-properties fo:line-height="100%" fo:margin-bottom="0.0mm"/>
    </style:style>
    <style:style style:family="paragraph" style:name="a6add03" style:parent-style-name="Normal">
      <style:paragraph-properties fo:line-height="100%" fo:margin-bottom="0.0mm"/>
    </style:style>
    <style:style style:family="table-cell" style:name="a6a8ac9">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1dd21b">
      <style:table-column-properties style:rel-column-width="100*"/>
    </style:style>
    <style:style style:family="table" style:name="af72eea">
      <style:table-properties fo:margin-left="0.0mm" style:width="5.009cm" table:align="left"/>
    </style:style>
    <style:style style:family="table-cell" style:name="a49683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a0b50" style:parent-style-name="Normal">
      <style:paragraph-properties fo:line-height="100%" fo:margin-bottom="0.0mm"/>
    </style:style>
    <style:style style:family="paragraph" style:name="a870fcc" style:parent-style-name="Normal">
      <style:paragraph-properties fo:line-height="100%" fo:margin-bottom="0.0mm"/>
    </style:style>
    <style:style style:family="table-cell" style:name="ad33fb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b4482" style:parent-style-name="Normal">
      <style:paragraph-properties fo:line-height="100%" fo:margin-bottom="0.0mm"/>
      <style:text-properties fo:font-weight="bold" style:font-weight-asian="bold" style:text-underline-style="solid"/>
    </style:style>
    <style:style style:family="table-cell" style:name="a957e1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a6e0c" style:parent-style-name="Normal">
      <style:paragraph-properties fo:line-height="100%" fo:margin-bottom="0.0mm"/>
      <style:text-properties style:text-underline-style="solid"/>
    </style:style>
    <style:style style:family="table-cell" style:name="a47890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12729" style:parent-style-name="Normal">
      <style:paragraph-properties fo:line-height="100%" fo:margin-bottom="0.0mm"/>
      <style:text-properties style:text-underline-style="solid"/>
    </style:style>
    <style:style style:family="table-cell" style:name="a99f98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ec355" style:parent-style-name="Normal">
      <style:paragraph-properties fo:line-height="100%" fo:margin-bottom="0.0mm"/>
      <style:text-properties style:text-underline-style="solid"/>
    </style:style>
    <style:style style:family="table-cell" style:name="a5eb408">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cc45f3">
      <style:table-column-properties style:rel-column-width="100*"/>
    </style:style>
    <style:style style:family="table" style:name="ab00e1b">
      <style:table-properties fo:margin-left="0.0mm" style:width="5.008cm" table:align="left"/>
    </style:style>
    <style:style style:family="table-cell" style:name="a52254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b2ae6" style:parent-style-name="Normal">
      <style:paragraph-properties fo:line-height="100%" fo:margin-bottom="0.0mm"/>
    </style:style>
    <style:style style:family="table-cell" style:name="adf66a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4c64e" style:parent-style-name="Normal">
      <style:paragraph-properties fo:line-height="100%" fo:margin-bottom="0.0mm"/>
    </style:style>
    <style:style style:family="paragraph" style:name="a442147" style:parent-style-name="Normal">
      <style:paragraph-properties fo:line-height="100%" fo:margin-bottom="0.0mm"/>
    </style:style>
    <style:style style:family="table-cell" style:name="ac6c39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37e86" style:parent-style-name="Normal">
      <style:paragraph-properties fo:line-height="100%" fo:margin-bottom="0.0mm"/>
    </style:style>
    <style:style style:family="table-cell" style:name="a609de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52859" style:parent-style-name="Normal">
      <style:paragraph-properties fo:line-height="100%" fo:margin-bottom="0.0mm"/>
    </style:style>
    <style:style style:family="table-cell" style:name="af28d5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ef770" style:parent-style-name="Normal">
      <style:paragraph-properties fo:line-height="100%" fo:margin-bottom="0.0mm"/>
    </style:style>
    <style:style style:family="table-cell" style:name="ab4169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4e344" style:parent-style-name="Normal">
      <style:paragraph-properties fo:line-height="100%" fo:margin-bottom="0.0mm"/>
    </style:style>
    <style:style style:family="table-cell" style:name="a7005b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9f10f" style:parent-style-name="Normal">
      <style:paragraph-properties fo:line-height="100%" fo:margin-bottom="0.0mm"/>
    </style:style>
    <style:style style:family="table-cell" style:name="a3ad009">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5065e7">
      <style:table-column-properties style:rel-column-width="33*"/>
    </style:style>
    <style:style style:family="table" style:name="ae23d18">
      <style:table-properties fo:margin-left="0.0mm" style:width="5.009cm" table:align="left"/>
    </style:style>
    <style:style style:family="table-cell" style:name="a1d13a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748ff" style:parent-style-name="Normal">
      <style:paragraph-properties fo:line-height="100%" fo:margin-bottom="0.0mm"/>
    </style:style>
    <style:style style:family="table-cell" style:name="a90773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2ae46" style:parent-style-name="Normal">
      <style:paragraph-properties fo:line-height="100%" fo:margin-bottom="0.0mm"/>
    </style:style>
    <style:style style:family="paragraph" style:name="a73cab6" style:parent-style-name="Normal">
      <style:paragraph-properties fo:line-height="100%" fo:margin-bottom="0.0mm"/>
    </style:style>
    <style:style style:family="table-cell" style:name="a02aff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f641b" style:parent-style-name="Normal">
      <style:paragraph-properties fo:line-height="100%" fo:margin-bottom="0.0mm"/>
    </style:style>
    <style:style style:family="paragraph" style:name="a1ad144" style:parent-style-name="Normal">
      <style:paragraph-properties fo:line-height="100%" fo:margin-bottom="0.0mm"/>
    </style:style>
    <style:style style:family="table-cell" style:name="a6dfd9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d6912" style:parent-style-name="Normal">
      <style:paragraph-properties fo:line-height="100%" fo:margin-bottom="0.0mm"/>
      <style:text-properties fo:font-style="italic" fo:font-weight="bold" style:font-style-asian="italic" style:font-weight-asian="bold" style:text-underline-style="solid"/>
    </style:style>
    <style:style style:family="table-cell" style:name="acd1304">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b0adf7">
      <style:table-column-properties style:rel-column-width="27*"/>
    </style:style>
    <style:style style:family="table-column" style:name="a289ba7">
      <style:table-column-properties style:rel-column-width="73*"/>
    </style:style>
    <style:style style:family="table" style:name="ad62f2a">
      <style:table-properties fo:margin-left="0.0mm" style:width="1.469cm" table:align="left"/>
    </style:style>
    <style:style style:family="table-cell" style:name="a5f4e7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9f54b" style:parent-style-name="Normal">
      <style:paragraph-properties fo:line-height="100%" fo:margin-bottom="0.0mm"/>
    </style:style>
    <style:style style:family="table-cell" style:name="ae7927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ef672" style:parent-style-name="Normal">
      <style:paragraph-properties fo:line-height="100%" fo:margin-bottom="0.0mm"/>
    </style:style>
    <style:style style:family="table-cell" style:name="aeb7c31">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b66691">
      <style:table-column-properties style:rel-column-width="20*"/>
    </style:style>
    <style:style style:family="table-column" style:name="a0703c0">
      <style:table-column-properties style:rel-column-width="37*"/>
    </style:style>
    <style:style style:family="table-column" style:name="a3ff63a">
      <style:table-column-properties style:rel-column-width="24*"/>
    </style:style>
    <style:style style:family="table-column" style:name="aee376e">
      <style:table-column-properties style:rel-column-width="20*"/>
    </style:style>
    <style:style style:family="table" style:name="a578745">
      <style:table-properties fo:margin-left="0.0mm" style:width="5.018cm" table:align="left"/>
    </style:style>
    <style:style style:family="table-cell" style:name="a0cd10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a800c" style:parent-style-name="Normal">
      <style:paragraph-properties fo:line-height="100%" fo:margin-bottom="0.0mm"/>
    </style:style>
    <style:style style:family="text" style:name="af483a0" style:parent-style-name="DefaultParagraphFont">
      <style:text-properties fo:font-style="italic" style:font-style-asian="italic" style:text-underline-style="solid"/>
    </style:style>
    <style:style style:family="text" style:name="a38f30c" style:parent-style-name="DefaultParagraphFont">
      <style:text-properties fo:font-weight="bold" style:font-weight-asian="bold" style:text-underline-style="solid"/>
    </style:style>
    <style:style style:family="text" style:name="a7ed341" style:parent-style-name="DefaultParagraphFont">
      <style:text-properties fo:font-style="italic" fo:font-weight="bold" style:font-style-asian="italic" style:font-weight-asian="bold"/>
    </style:style>
    <style:style style:family="table-cell" style:name="a768a2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18e3c" style:parent-style-name="Normal">
      <style:paragraph-properties fo:line-height="100%" fo:margin-bottom="0.0mm"/>
    </style:style>
    <style:style style:family="paragraph" style:name="a01ca16" style:parent-style-name="Normal">
      <style:paragraph-properties fo:line-height="100%" fo:margin-bottom="0.0mm"/>
    </style:style>
    <style:style style:family="table-cell" style:name="a05543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71347" style:parent-style-name="Normal">
      <style:paragraph-properties fo:line-height="100%" fo:margin-bottom="0.0mm"/>
      <style:text-properties style:text-underline-style="solid"/>
    </style:style>
    <style:style style:family="table-cell" style:name="a0b353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503c2" style:parent-style-name="Normal">
      <style:paragraph-properties fo:line-height="100%" fo:margin-bottom="0.0mm"/>
      <style:text-properties fo:font-style="italic" style:font-style-asian="italic"/>
    </style:style>
    <style:style style:family="table-cell" style:name="a1c9f8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ac596" style:parent-style-name="Normal">
      <style:paragraph-properties fo:line-height="100%" fo:margin-bottom="0.0mm"/>
      <style:text-properties fo:font-weight="bold" style:font-weight-asian="bold"/>
    </style:style>
    <style:style style:family="table-cell" style:name="a6ec868">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9bab9d">
      <style:table-column-properties style:rel-column-width="50*"/>
    </style:style>
    <style:style style:family="table" style:name="a2bc1d9">
      <style:table-properties fo:margin-left="0.0mm" style:width="5.008cm" table:align="left"/>
    </style:style>
    <style:style style:family="table-cell" style:name="abf7f31">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1ebb99">
      <style:table-column-properties style:rel-column-width="33*"/>
    </style:style>
    <style:style style:family="table" style:name="a714ea6">
      <style:table-properties fo:margin-left="0.0mm" style:width="16.249cm" table:align="left"/>
    </style:style>
    <style:style style:family="paragraph" style:name="a41cb98" style:parent-style-name="Normal">
      <style:paragraph-properties fo:break-before="page"/>
    </style:style>
    <style:style style:family="paragraph" style:name="a9d73d0" style:parent-style-name="Normal">
      <style:paragraph-properties fo:border-bottom="none" fo:border-left="0.17mm solid #000000" fo:border-right="0.17mm solid #000000" fo:border-top="0.02mm solid #000000" fo:break-before="page" fo:padding-left="1.4mm" fo:padding-right="1.4mm"/>
      <style:text-properties fo:background-color="#FF00FF" style:use-window-font-color="true"/>
    </style:style>
  </office:automatic-styles>
  <office:body>
    <office:text>
      <text:p text:style-name="a9d73d0">NewText</text:p>
      <text:p text:style-name="Normal">Zank1, Gezeter, Klientelpolitik: Die griechische Regierung hat nun zwar ein Sparpaket verabscheidet. Dennoch gibt sie ein katastrophales Bild ab. Beinahe hat sie sich in den Verhandlungen um das 11,5-Milliarden-Euro-Paket wieder zerlegt. Griechenland ist kurz davor, auch seine zweite Chance zu verspielen.</text:p>
      <table:table table:style-name="a714ea6">
        <table:table-column table:number-columns-repeated="3" table:style-name="a1ebb99"/>
        <table:table-row>
          <table:table-cell table:style-name="abf7f31">
            <table:table table:style-name="a2bc1d9">
              <table:table-column table:number-columns-repeated="2" table:style-name="a9bab9d"/>
              <table:table-row>
                <table:table-cell table:style-name="a6ec868">
                  <text:p text:style-name="a4ac596">TextI</text:p>
                </table:table-cell>
                <table:table-cell table:style-name="a1c9f81">
                  <text:p text:style-name="a8503c2">Text</text:p>
                </table:table-cell>
              </table:table-row>
              <table:table-row>
                <table:table-cell table:style-name="a0b3539">
                  <text:p text:style-name="ad71347">Text</text:p>
                </table:table-cell>
                <table:table-cell table:style-name="a055430">
                  <text:p text:style-name="a01ca16">Text</text:p>
                </table:table-cell>
              </table:table-row>
            </table:table>
            <text:p text:style-name="a818e3c"/>
          </table:table-cell>
          <table:table-cell table:style-name="a768a2c">
            <text:p text:style-name="NormalWeb">Dass der eher eindimensionale Nationalstürmertyp Gomez den früheren<text:s/>Na<text:span text:style-name="a7ed341">tionalstürmer<text:s/>H</text:span>oeneß nicht grenzenlos begeistert, das hatte der Klubpatron schon Frühjahr geäußert, als Meister<text:s/>Dortmund<text:s/>davonzog. Gomez bewege sich zu wenig, kritisierte Hoeneß - eine Ansicht, die der mit ihm freundschaftlich verbundene<text:s/>Amateur-Tr<text:span text:style-name="a38f30c">ainer<text:s/>Mehmet Sc</text:span>holl während der EM als TV-Experte ("wundgelegen") praktischerweise zuspitzte. Die neue Debatte begann nun am Wochenende, als Hoeneß, wie er selbst sagt, "in einem<text:s/>Bierzelt<text:s/>bei e<text:span text:style-name="af483a0">inem Fan</text:span>treffen im bayerischen Wald" über Gomez urteilte, dieser sei "gut, aber nicht sehr gut". Tags darauf hat der Präsident zielsicher nachgelegt, als er Gomez die Niederlage gegen Chelsea zuschanzte</text:p>
            <text:p text:style-name="aca800c"/>
          </table:table-cell>
          <table:table-cell table:style-name="a0cd106">
            <table:table table:style-name="a578745">
              <table:table-column table:style-name="aee376e"/>
              <table:table-column table:style-name="a3ff63a"/>
              <table:table-column table:style-name="a0703c0"/>
              <table:table-column table:style-name="ab66691"/>
              <table:table-row>
                <table:table-cell table:style-name="aeb7c31">
                  <text:p text:style-name="a8ef672">Svante</text:p>
                </table:table-cell>
                <table:table-cell table:style-name="ae79279">
                  <text:p text:style-name="a49f54b">Text</text:p>
                </table:table-cell>
                <table:table-cell table:style-name="a5f4e73">
                  <table:table table:style-name="ad62f2a">
                    <table:table-column table:style-name="a289ba7"/>
                    <table:table-column table:style-name="ab0adf7"/>
                    <table:table-row>
                      <table:table-cell table:style-name="acd1304">
                        <text:p text:style-name="abd6912">Text</text:p>
                      </table:table-cell>
                      <table:table-cell table:style-name="a6dfd96">
                        <text:p text:style-name="a1ad144"/>
                      </table:table-cell>
                    </table:table-row>
                  </table:table>
                  <text:p text:style-name="a1f641b"/>
                </table:table-cell>
                <table:table-cell table:style-name="a02affb">
                  <text:p text:style-name="a73cab6"/>
                </table:table-cell>
              </table:table-row>
            </table:table>
            <text:p text:style-name="a92ae46"/>
          </table:table-cell>
        </table:table-row>
        <table:table-row>
          <table:table-cell table:style-name="a907738">
            <text:p text:style-name="ab748ff"/>
          </table:table-cell>
          <table:table-cell table:style-name="a1d13a3">
            <table:table table:style-name="ae23d18">
              <table:table-column table:number-columns-repeated="3" table:style-name="a5065e7"/>
              <table:table-row>
                <table:table-cell table:style-name="a3ad009">
                  <text:p text:style-name="a09f10f"/>
                </table:table-cell>
                <table:table-cell table:style-name="a7005bd">
                  <text:p text:style-name="a94e344"/>
                </table:table-cell>
                <table:table-cell table:style-name="ab41697">
                  <text:p text:style-name="a4ef770"/>
                </table:table-cell>
              </table:table-row>
              <table:table-row>
                <table:table-cell table:style-name="af28d52">
                  <text:p text:style-name="ae52859"/>
                </table:table-cell>
                <table:table-cell table:style-name="a609de4">
                  <text:p text:style-name="a437e86"/>
                </table:table-cell>
                <table:table-cell table:style-name="ac6c39f">
                  <text:p text:style-name="a442147"/>
                </table:table-cell>
              </table:table-row>
            </table:table>
            <text:p text:style-name="a94c64e"/>
          </table:table-cell>
          <table:table-cell table:style-name="adf66aa">
            <text:p text:style-name="a0b2ae6"/>
          </table:table-cell>
        </table:table-row>
        <table:table-row>
          <table:table-cell table:style-name="a522541">
            <table:table table:style-name="ab00e1b">
              <table:table-column table:style-name="acc45f3"/>
              <table:table-row>
                <table:table-cell table:style-name="a5eb408">
                  <text:p text:style-name="a9ec355">Gomez bewege sich zu wenig</text:p>
                </table:table-cell>
              </table:table-row>
              <table:table-row>
                <table:table-cell table:style-name="a99f983">
                  <text:p text:style-name="a212729">Gomez bewege sich zu wenig</text:p>
                </table:table-cell>
              </table:table-row>
              <table:table-row>
                <table:table-cell table:style-name="a478903">
                  <text:p text:style-name="a2a6e0c">Gomez bewege sich zu wenig</text:p>
                </table:table-cell>
              </table:table-row>
              <table:table-row>
                <table:table-cell table:style-name="a957e11">
                  <text:p text:style-name="abb4482">Gomez bewege sich zu wenig</text:p>
                </table:table-cell>
              </table:table-row>
              <table:table-row>
                <table:table-cell table:style-name="ad33fb3">
                  <text:p text:style-name="a870fcc">Gomez bewege sich zu wenig</text:p>
                </table:table-cell>
              </table:table-row>
            </table:table>
            <text:p text:style-name="a5a0b50"/>
          </table:table-cell>
          <table:table-cell table:style-name="a49683f">
            <table:table table:style-name="af72eea">
              <table:table-column table:style-name="a1dd21b"/>
              <table:table-row>
                <table:table-cell table:style-name="a6a8ac9">
                  <text:p text:style-name="a6add03"/>
                </table:table-cell>
              </table:table-row>
            </table:table>
            <text:p text:style-name="a94dfd7"/>
          </table:table-cell>
          <table:table-cell table:style-name="adfa1a0">
            <table:table table:style-name="a93f155">
              <table:table-column table:number-columns-repeated="5" table:style-name="ab6180b"/>
              <table:table-row>
                <table:table-cell table:style-name="acbd5b8">
                  <text:p text:style-name="a0d3909">1</text:p>
                </table:table-cell>
                <table:table-cell table:style-name="a563bb7">
                  <text:p text:style-name="a168736"/>
                </table:table-cell>
                <table:table-cell table:style-name="a6f25ea">
                  <text:p text:style-name="ad2bcab"/>
                </table:table-cell>
                <table:table-cell table:style-name="abbf08d">
                  <text:p text:style-name="ab42cc8"/>
                </table:table-cell>
                <table:table-cell table:style-name="a0a9a36">
                  <text:p text:style-name="a2a3105">5</text:p>
                </table:table-cell>
              </table:table-row>
              <table:table-row>
                <table:table-cell table:style-name="acd818f">
                  <text:p text:style-name="a82f31f"/>
                </table:table-cell>
                <table:table-cell table:style-name="ae0577b">
                  <text:p text:style-name="ad75601"/>
                </table:table-cell>
                <table:table-cell table:style-name="a5f261d">
                  <text:p text:style-name="aaae218"/>
                </table:table-cell>
                <table:table-cell table:style-name="aad42a9">
                  <text:p text:style-name="a56b119">4</text:p>
                </table:table-cell>
                <table:table-cell table:style-name="a71091a">
                  <text:p text:style-name="a35a059"/>
                </table:table-cell>
              </table:table-row>
              <table:table-row>
                <table:table-cell table:style-name="acf9dff">
                  <text:p text:style-name="a48d03b"/>
                </table:table-cell>
                <table:table-cell table:style-name="abae420">
                  <text:p text:style-name="ad0ea5d"/>
                </table:table-cell>
                <table:table-cell table:style-name="aa098a7">
                  <text:p text:style-name="a3a0f83">3</text:p>
                </table:table-cell>
                <table:table-cell table:style-name="a4561fd">
                  <text:p text:style-name="a00e95f"/>
                </table:table-cell>
                <table:table-cell table:style-name="a6eca9d">
                  <text:p text:style-name="aa66bc9"/>
                </table:table-cell>
              </table:table-row>
              <table:table-row>
                <table:table-cell table:style-name="a24e27f">
                  <text:p text:style-name="ad09402"/>
                </table:table-cell>
                <table:table-cell table:style-name="a8cd6e1">
                  <text:p text:style-name="ac02bfb">2</text:p>
                </table:table-cell>
                <table:table-cell table:style-name="a827993">
                  <text:p text:style-name="ae982de"/>
                </table:table-cell>
                <table:table-cell table:style-name="a54ae04">
                  <text:p text:style-name="acf6b45"/>
                </table:table-cell>
                <table:table-cell table:style-name="a2143b8">
                  <text:p text:style-name="affe2cc"/>
                </table:table-cell>
              </table:table-row>
              <table:table-row>
                <table:table-cell table:style-name="ad52af6">
                  <text:p text:style-name="af7ce0c">1</text:p>
                </table:table-cell>
                <table:table-cell table:style-name="a7769b6">
                  <text:p text:style-name="aaa6f0b"/>
                </table:table-cell>
                <table:table-cell table:style-name="a1d0436">
                  <text:p text:style-name="ad0ebbd"/>
                </table:table-cell>
                <table:table-cell table:style-name="a436db5">
                  <text:p text:style-name="a119d30"/>
                </table:table-cell>
                <table:table-cell table:style-name="abb4b40">
                  <text:p text:style-name="a853760"/>
                </table:table-cell>
              </table:table-row>
            </table:table>
            <text:p text:style-name="a3f9b92"/>
          </table:table-cell>
        </table:table-row>
        <table:table-row>
          <table:table-cell table:style-name="a5c64ea">
            <text:p text:style-name="a1af45c"/>
          </table:table-cell>
          <table:table-cell table:style-name="a1a7109">
            <table:table table:style-name="a36b697">
              <table:table-column table:number-columns-repeated="10" table:style-name="a644d97"/>
              <table:table-row>
                <table:table-cell table:style-name="ad420aa">
                  <text:p text:style-name="a1dea0e"/>
                </table:table-cell>
                <table:table-cell table:style-name="a463e73">
                  <text:p text:style-name="a05aba4"/>
                </table:table-cell>
                <table:table-cell table:style-name="aeb2493">
                  <text:p text:style-name="a2e2615"/>
                </table:table-cell>
                <table:table-cell table:style-name="a8be58b">
                  <text:p text:style-name="a5437bc"/>
                </table:table-cell>
                <table:table-cell table:style-name="a3a847a">
                  <text:p text:style-name="ac2a2ed"/>
                </table:table-cell>
                <table:table-cell table:style-name="ad51297">
                  <text:p text:style-name="a1769d4"/>
                </table:table-cell>
                <table:table-cell table:style-name="af261bf">
                  <text:p text:style-name="a21d139"/>
                </table:table-cell>
                <table:table-cell table:style-name="a288795">
                  <text:p text:style-name="a3541f2"/>
                </table:table-cell>
                <table:table-cell table:style-name="a2d1222">
                  <text:p text:style-name="aac87e6"/>
                </table:table-cell>
                <table:table-cell table:style-name="a2b87ff">
                  <text:p text:style-name="a1d68da"/>
                </table:table-cell>
              </table:table-row>
              <table:table-row>
                <table:table-cell table:style-name="a15db59">
                  <text:p text:style-name="a857c7e"/>
                </table:table-cell>
                <table:table-cell table:style-name="a751863">
                  <text:p text:style-name="ad9d277"/>
                </table:table-cell>
                <table:table-cell table:style-name="a040d14">
                  <text:p text:style-name="a228a3d"/>
                </table:table-cell>
                <table:table-cell table:style-name="adb313a">
                  <text:p text:style-name="a254c27"/>
                </table:table-cell>
                <table:table-cell table:style-name="a39f33c">
                  <text:p text:style-name="a84d1fb"/>
                </table:table-cell>
                <table:table-cell table:style-name="aa6ff1c">
                  <text:p text:style-name="acba0c5"/>
                </table:table-cell>
                <table:table-cell table:style-name="aac5a8d">
                  <text:p text:style-name="aabfce9"/>
                </table:table-cell>
                <table:table-cell table:style-name="a668a3a">
                  <text:p text:style-name="aa23c93"/>
                </table:table-cell>
                <table:table-cell table:style-name="a54a17d">
                  <text:p text:style-name="a582c19"/>
                </table:table-cell>
                <table:table-cell table:style-name="ac35f31">
                  <text:p text:style-name="a9b7ae3"/>
                </table:table-cell>
              </table:table-row>
              <table:table-row>
                <table:table-cell table:style-name="a148f6b">
                  <text:p text:style-name="a555edd"/>
                </table:table-cell>
                <table:table-cell table:style-name="a5f1323">
                  <text:p text:style-name="ad207a5"/>
                </table:table-cell>
                <table:table-cell table:style-name="a206c32">
                  <text:p text:style-name="a5a59ec"/>
                </table:table-cell>
                <table:table-cell table:style-name="a37bd2c">
                  <text:p text:style-name="aecfeb0"/>
                </table:table-cell>
                <table:table-cell table:style-name="a3911f4">
                  <text:p text:style-name="afc595d"/>
                </table:table-cell>
                <table:table-cell table:style-name="a7fbf19">
                  <text:p text:style-name="ae8b2ea"/>
                </table:table-cell>
                <table:table-cell table:style-name="abcf348">
                  <text:p text:style-name="a58177b"/>
                </table:table-cell>
                <table:table-cell table:style-name="a25777f">
                  <text:p text:style-name="a234738"/>
                </table:table-cell>
                <table:table-cell table:style-name="abc4fae">
                  <text:p text:style-name="ad7f24e"/>
                </table:table-cell>
                <table:table-cell table:style-name="a80b711">
                  <text:p text:style-name="a878341"/>
                </table:table-cell>
              </table:table-row>
              <table:table-row>
                <table:table-cell table:style-name="aca1054">
                  <text:p text:style-name="aee3a17"/>
                </table:table-cell>
                <table:table-cell table:style-name="abd1356">
                  <text:p text:style-name="ad38e02"/>
                </table:table-cell>
                <table:table-cell table:style-name="a38072e">
                  <text:p text:style-name="ab1f281"/>
                </table:table-cell>
                <table:table-cell table:style-name="aa170a2">
                  <text:p text:style-name="a44782e"/>
                </table:table-cell>
                <table:table-cell table:style-name="aca8a5c">
                  <text:p text:style-name="a0b90ab"/>
                </table:table-cell>
                <table:table-cell table:style-name="a465d68">
                  <text:p text:style-name="a62c061"/>
                </table:table-cell>
                <table:table-cell table:style-name="ab4a5e2">
                  <text:p text:style-name="a868007"/>
                </table:table-cell>
                <table:table-cell table:style-name="a2618d6">
                  <text:p text:style-name="a473b25"/>
                </table:table-cell>
                <table:table-cell table:style-name="adb5dac">
                  <text:p text:style-name="aeb7802"/>
                </table:table-cell>
                <table:table-cell table:style-name="ab25ec3">
                  <text:p text:style-name="a7308c1"/>
                </table:table-cell>
              </table:table-row>
              <table:table-row>
                <table:table-cell table:style-name="af3b9e8">
                  <text:p text:style-name="a7eec81"/>
                </table:table-cell>
                <table:table-cell table:style-name="a4552f3">
                  <text:p text:style-name="a4082e0"/>
                </table:table-cell>
                <table:table-cell table:style-name="a0c97a9">
                  <text:p text:style-name="a1e2327"/>
                </table:table-cell>
                <table:table-cell table:style-name="ad4259e">
                  <text:p text:style-name="a064bfd"/>
                </table:table-cell>
                <table:table-cell table:style-name="a7a77dc">
                  <text:p text:style-name="a7cb770"/>
                </table:table-cell>
                <table:table-cell table:style-name="a434b56">
                  <text:p text:style-name="a40eaab"/>
                </table:table-cell>
                <table:table-cell table:style-name="ae8c697">
                  <text:p text:style-name="a7397a3"/>
                </table:table-cell>
                <table:table-cell table:style-name="a9d622c">
                  <text:p text:style-name="a7a9aa6"/>
                </table:table-cell>
                <table:table-cell table:style-name="a8954a5">
                  <text:p text:style-name="aa9c483"/>
                </table:table-cell>
                <table:table-cell table:style-name="ab71e3a">
                  <text:p text:style-name="a343db6"/>
                </table:table-cell>
              </table:table-row>
              <table:table-row>
                <table:table-cell table:style-name="af7fd74">
                  <text:p text:style-name="ade5dde"/>
                </table:table-cell>
                <table:table-cell table:style-name="afbd767">
                  <text:p text:style-name="ac5965d"/>
                </table:table-cell>
                <table:table-cell table:style-name="a6db349">
                  <text:p text:style-name="ac2c5e8"/>
                </table:table-cell>
                <table:table-cell table:style-name="a37928d">
                  <text:p text:style-name="a063664"/>
                </table:table-cell>
                <table:table-cell table:style-name="a4b6bc4">
                  <text:p text:style-name="aa2e564"/>
                </table:table-cell>
                <table:table-cell table:style-name="a349fe3">
                  <text:p text:style-name="a93cb1e"/>
                </table:table-cell>
                <table:table-cell table:style-name="adaa6ba">
                  <text:p text:style-name="a10da9e"/>
                </table:table-cell>
                <table:table-cell table:style-name="aec28bc">
                  <text:p text:style-name="ab5b19a"/>
                </table:table-cell>
                <table:table-cell table:style-name="a5e895b">
                  <text:p text:style-name="a689d38"/>
                </table:table-cell>
                <table:table-cell table:style-name="ada469b">
                  <text:p text:style-name="a30fc8d"/>
                </table:table-cell>
              </table:table-row>
              <table:table-row>
                <table:table-cell table:style-name="a35c7a8">
                  <text:p text:style-name="a4760c1"/>
                </table:table-cell>
                <table:table-cell table:style-name="abf7d88">
                  <text:p text:style-name="adb5613"/>
                </table:table-cell>
                <table:table-cell table:style-name="adad637">
                  <text:p text:style-name="a01c024"/>
                </table:table-cell>
                <table:table-cell table:style-name="abab3c7">
                  <text:p text:style-name="a5e674a"/>
                </table:table-cell>
                <table:table-cell table:style-name="a051e50">
                  <text:p text:style-name="abafbdd"/>
                </table:table-cell>
                <table:table-cell table:style-name="a3000d1">
                  <text:p text:style-name="a68afab"/>
                </table:table-cell>
                <table:table-cell table:style-name="a0b2e4b">
                  <text:p text:style-name="afed50a"/>
                </table:table-cell>
                <table:table-cell table:style-name="a61eda7">
                  <text:p text:style-name="a7bf643"/>
                </table:table-cell>
                <table:table-cell table:style-name="aeb204c">
                  <text:p text:style-name="aa6cf3f"/>
                </table:table-cell>
                <table:table-cell table:style-name="afc0069">
                  <text:p text:style-name="aa4beb2"/>
                </table:table-cell>
              </table:table-row>
              <table:table-row>
                <table:table-cell table:style-name="a0bb14b">
                  <text:p text:style-name="a62e335"/>
                </table:table-cell>
                <table:table-cell table:style-name="a0ead52">
                  <text:p text:style-name="aa96bff"/>
                </table:table-cell>
                <table:table-cell table:style-name="addc264">
                  <text:p text:style-name="a74ec41"/>
                </table:table-cell>
                <table:table-cell table:style-name="a2606e5">
                  <text:p text:style-name="aaafb3b"/>
                </table:table-cell>
                <table:table-cell table:style-name="a033e85">
                  <text:p text:style-name="a0d5aa3"/>
                </table:table-cell>
                <table:table-cell table:style-name="a35c78b">
                  <text:p text:style-name="ac47ff1"/>
                </table:table-cell>
                <table:table-cell table:style-name="a859e5d">
                  <text:p text:style-name="a3ef49d"/>
                </table:table-cell>
                <table:table-cell table:style-name="a0e8e68">
                  <text:p text:style-name="af1cc6c"/>
                </table:table-cell>
                <table:table-cell table:style-name="af384a9">
                  <text:p text:style-name="aaeb05d"/>
                </table:table-cell>
                <table:table-cell table:style-name="af1698c">
                  <text:p text:style-name="a68efc8"/>
                </table:table-cell>
              </table:table-row>
            </table:table>
            <text:p text:style-name="af22cc8"/>
          </table:table-cell>
          <table:table-cell table:style-name="afbf0bc">
            <text:p text:style-name="aa00777"/>
          </table:table-cell>
        </table:table-row>
      </table:table>
      <text:p text:style-name="Normal"/>
      <text:p text:style-name="Normal">Die genauen Gründe für den grußlosen Abschied von Sportdirektor Christian Nerlinger beim FC Bayern werden wohl unter Verschluss bleiben, "nicht ein schlechtes Wort" werde es "über den Christian geben", das hatte ja Präsident<text:s/>Uli Hoeneß<text:s/>bei der Präsentation des neuen Sportvorstands Matthias Sammer vor knapp einem Monat verfügt.</text:p>
      <text:p text:style-name="Normal"/>
      <text:p text:style-name="NormalWeb">Unabhängig von diversen Nachlässigkeiten, die Sammers Vorgänger angelastet wurden, hat vielleicht auch einfach jemand schuld sein müssen an zwei Spielzeiten ohne Titel und an der größten sportlichen Enttäuschung, die Hoeneß zu verdauen hat: die Heimniederlage im Champions-League-Finale gegen Chelsea. Inzwischen hat man aber den Eindruck, mit einem einzigen Schuldigen sei es nicht getan im Königlich Bayerischen Amtsgericht.<text:s/>Mario Gomez, 27, dürfte diesen Eindruck jedenfalls haben. Über ihn hat Hoeneß zu Wochenbeginn gesagt: "Wenn er sehr gut wäre, wären wir jetzt Champions-League-Sieger."</text:p>
      <text:p text:style-name="NormalWeb">Hoeneß, 60, sagt, was er denkt, anders als die meisten im selten authentischen Fußballbetrieb. Dass er einen seiner Profis aber öffentlich und fortgesetzt kritisiert, ist ungewöhnlich. Weil sich die Frage stellt, wieso er das Kapital des Klubs schwächt und nebenbei das Gemüt des Profis, der mit den Zukäufen Mario Mandzukic und Claudio Pizarro schon genug Misstrauen ausgesprochen bekam - trotz 41 Pflichtspieltoren in der Vorsaison, darunter 17 Mal der jeweils erste Münchner Treffer.</text:p>
      <text:p text:style-name="Normal"/>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isplay-name="Normal (Web)" style:family="paragraph" style:name="NormalWeb" style:parent-style-name="Normal">
      <style:paragraph-properties fo:line-height="100%" fo:margin-bottom="1.76mm" fo:margin-top="1.76mm"/>
      <style:text-properties fo:font-size="12.0pt" style:font-name="Times New Roman" style:font-name-asian="Times New Roman" style:font-name-complex="Times New Roman" style:font-size-asian="12.0pt"/>
    </style:style>
    <style:style style:display-name="Default Paragraph Font" style:family="text" style:name="DefaultParagraphFont" style:parent-style-name="default_character_style"/>
    <style:style style:display-name="Hyperlink" style:family="text" style:name="Hyperlink" style:parent-style-name="DefaultParagraphFont">
      <style:text-properties fo:color="#0000FF" style:text-underline-style="solid"/>
    </style:style>
    <style:default-style style:family="graphic">
      <style:graphic-properties draw:fill="solid" draw:fill-color="#4f81bd"/>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7:18</dc:date>
    <meta:editing-cycles>2</meta:editing-cycles>
    <meta:editing-duration>PT0.105S</meta:editing-duration>
  </office:meta>
</office:document-meta>
</file>